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Обычный" style:master-page-name="MP0" style:family="paragraph">
      <style:paragraph-properties fo:break-before="page" style:vertical-align="auto" fo:margin-top="0.0694in" fo:margin-bottom="0.0694in"/>
      <style:text-properties fo:hyphenate="true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font-name="Cambria" style:font-name-asian="Times New Roman" style:font-name-complex="Cambria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P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8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9" style:parent-style-name="Основнойшрифтабзаца" style:family="text">
      <style:text-properties style:font-name="Arial" style:font-name-complex="Arial" fo:font-style="italic" style:font-style-asian="italic" fo:color="#4F6228" fo:font-size="10pt" style:font-size-asian="10pt" style:font-size-complex="10pt" fo:background-color="#FFFFFF"/>
    </style:style>
    <style:style style:name="T10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fo:color="#4F6228" fo:font-size="10pt" style:font-size-asian="10pt" style:font-size-complex="10pt" fo:background-color="#FFFFFF"/>
    </style:style>
    <style:style style:name="T11" style:parent-style-name="Основнойшрифтабзаца" style:family="text">
      <style:text-properties style:font-name="Arial" style:font-name-complex="Arial" fo:font-style="italic" style:font-style-asian="italic" fo:color="#4F6228" fo:font-size="10pt" style:font-size-asian="10pt" style:font-size-complex="10pt" fo:background-color="#FFFFFF"/>
    </style:style>
    <style:style style:name="T12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fo:color="#4F6228" fo:font-size="10pt" style:font-size-asian="10pt" style:font-size-complex="10pt" fo:background-color="#FFFFFF"/>
    </style:style>
    <style:style style:name="T13" style:parent-style-name="Основнойшрифтабзаца" style:family="text">
      <style:text-properties style:font-name="Arial" style:font-name-complex="Arial" fo:font-style="italic" style:font-style-asian="italic" fo:color="#4F6228" fo:font-size="10pt" style:font-size-asian="10pt" style:font-size-complex="10pt" fo:background-color="#FFFFFF"/>
    </style:style>
    <style:style style:name="P1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15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 fo:hyphenate="true"/>
    </style:style>
    <style:style style:name="P16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 fo:hyphenate="true"/>
    </style:style>
    <style:style style:name="P17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 fo:hyphenate="true"/>
    </style:style>
    <style:style style:name="P1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4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26" style:parent-style-name="Основнойшрифтабзаца" style:family="text">
      <style:text-properties style:font-name="Wingdings" style:font-name-asian="Wingdings" style:font-name-complex="Wingdings" fo:font-style="italic" style:font-style-asian="italic" fo:color="#4F6228" style:letter-kerning="false" style:language-asian="ru" style:country-asian="RU" style:language-complex="ar" style:country-complex="SA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4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44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45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4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55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56" style:parent-style-name="Абзацсписка" style:family="paragraph"/>
    <style:style style:name="T5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language="en" fo:country="US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language="en" fo:country="US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62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7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7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78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83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8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91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92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93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96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97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10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0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114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15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7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2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0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4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14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4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nsolas" style:font-name-asian="Times New Roman" style:font-name-complex="Consolas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149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5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15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5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6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7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179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8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P182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83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P18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8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189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90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91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9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nsolas" style:font-name-asian="Times New Roman" style:font-name-complex="Consolas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19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19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01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0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0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06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07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0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nsolas" style:font-name-asian="Times New Roman" style:font-name-complex="Consolas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11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1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23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2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27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28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29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3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nsolas" style:font-name-asian="Times New Roman" style:font-name-complex="Consolas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33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3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4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4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49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50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51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5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Consolas" style:font-name-asian="Times New Roman" style:font-name-complex="Consolas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5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5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Consolas" style:font-name-asian="Times New Roman" style:font-name-complex="Consolas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67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6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P271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72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73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277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78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281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82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83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286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87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29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29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10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31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2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32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40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34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55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35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360" style:parent-style-name="Обычный" style:family="paragraph">
      <style:paragraph-properties style:vertical-align="auto" style:line-height-at-least="0.1652in" fo:margin-left="0.25in" fo:background-color="#1E1E1E">
        <style:tab-stops/>
      </style:paragraph-properties>
      <style:text-properties fo:hyphenate="true"/>
    </style:style>
    <style:style style:name="T361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364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36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36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77" style:parent-style-name="Основнойшрифтабзаца" style:family="text">
      <style:text-properties fo:font-style="italic" style:font-style-asian="italic" fo:color="#4F6228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38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387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388" style:parent-style-name="Textbody" style:family="paragraph">
      <style:text-properties fo:language="en" fo:country="US"/>
    </style:style>
    <style:style style:name="T389" style:parent-style-name="Основнойшрифтабзаца" style:family="text">
      <style:text-properties style:font-name="Arial" fo:language="en" fo:country="US"/>
    </style:style>
    <style:style style:name="T390" style:parent-style-name="Основнойшрифтабзаца" style:family="text">
      <style:text-properties style:font-name="Arial" fo:language="en" fo:country="US"/>
    </style:style>
  </office:automatic-styles>
  <office:body>
    <office:text text:use-soft-page-breaks="true">
      <text:p text:style-name="P1"><text:span text:style-name="T2">Вопросы<text:s/></text:span><text:span text:style-name="T3">💎</text:span></text:p>
      <text:list text:style-name="LFO2" text:continue-numbering="true">
        <text:list-item>
          <text:p text:style-name="P4"><text:span text:style-name="T5">Что за единица измерения -<text:s/></text:span><text:span text:style-name="T6">fr</text:span><text:span text:style-name="T7">?</text:span></text:p>
        </text:list-item>
      </text:list>
      <text:p text:style-name="P8"><text:span text:style-name="T9">Единица длины </text:span><text:span text:style-name="T10">fr</text:span><text:span text:style-name="T11"> (fraction) это доля доступного пространства в </text:span><text:span text:style-name="T12">грид</text:span><text:span text:style-name="T13">-контейнере.</text:span></text:p>
      <text:list text:style-name="LFO2" text:continue-numbering="true">
        <text:list-item>
          <text:p text:style-name="P14">Как можно задать грид с 5 колонками шириной по 20%? Минимум 2 способа.</text:p>
        </text:list-item>
      </text:list>
      <text:p text:style-name="P15">grid-template-columns: 1fr 1fr 1fr 1fr 1fr;</text:p>
      <text:p text:style-name="P16">grid-template-columns: repeat(5, 1fr);</text:p>
      <text:p text:style-name="P17">grid-template-columns: 20% <text:s/>20% <text:s/>20% <text:s/>20% <text:s/>20%;</text:p>
      <text:list text:style-name="LFO2" text:continue-numbering="true">
        <text:list-item>
          <text:p text:style-name="P18"><text:span text:style-name="T19">Самостоятельно разберитесь, что такое<text:s/></text:span><text:span text:style-name="T20">auto-fill</text:span><text:span text:style-name="T21"><text:s/>и<text:s/></text:span><text:span text:style-name="T22">auto-fit</text:span><text:span text:style-name="T23"><text:s/>?</text:span></text:p>
        </text:list-item>
      </text:list>
      <text:p text:style-name="P24"><text:span text:style-name="T25">Это такие плюшки</text:span><text:span text:style-name="T26"></text:span><text:span text:style-name="T27"><text:s/>для управления свободным местом, чтобы макет был максимально гибким и адаптивным.<text:s/></text:span><text:span text:style-name="T28"><text:line-break/></text:span><text:span text:style-name="T29">Auto-fill<text:s/></text:span><text:span text:style-name="T30">заполняет колонку элементами насколько хватит места, оставшиеся перен</text:span><text:span text:style-name="T31">о</text:span><text:span text:style-name="T32">сит, но могут остаться пустые места, если колонок изначально мало, например.</text:span><text:span text:style-name="T33"><text:line-break/></text:span><text:span text:style-name="T34">Auto</text:span><text:span text:style-name="T35">-</text:span><text:span text:style-name="T36">fit</text:span><text:span text:style-name="T37"><text:s/>очень классно подгоняет и растягивает колонки, «схлопывая» пустые места.</text:span><text:span text:style-name="T38"><text:line-break/>Используются фичи внутри функции<text:s/></text:span><text:span text:style-name="T39">repeat</text:span><text:span text:style-name="T40"><text:s/>и, часто, со свойством<text:s/></text:span><text:span text:style-name="T41">minmax</text:span><text:span text:style-name="T42">.</text:span></text:p>
      <text:list text:style-name="LFO2" text:continue-numbering="true">
        <text:list-item>
          <text:p text:style-name="P43">Как сделать такую табличку? Параметры: первая колонка шириной 100 пикселей, вторая 30%. Первая строчка высотой 200 пикселей, вторая строчка 100 пикселей.</text:p>
        </text:list-item>
      </text:list>
      <text:p text:style-name="P44">grid-template-columns: 100px 30% 1fr;</text:p>
      <text:p text:style-name="P45">grid-template-rows: 200px 100px;</text:p>
      <text:list text:style-name="LFO2" text:continue-numbering="true">
        <text:list-item>
          <text:p text:style-name="P46">Как сделать такое выравнивание в грид-контейнере?</text:p>
        </text:list-item>
      </text:list>
      <text:p text:style-name="Абзацсписка"><text:span text:style-name="T47">align</text:span><text:span text:style-name="T48">-</text:span><text:span text:style-name="T49">content</text:span><text:span text:style-name="T50">:<text:s/></text:span><text:span text:style-name="T51">space</text:span><text:span text:style-name="T52">-</text:span><text:span text:style-name="T53">between</text:span><text:span text:style-name="T54">;</text:span></text:p>
      <text:p text:style-name="P55"/>
      <text:list text:style-name="LFO2" text:continue-numbering="true">
        <text:list-item>
          <text:p text:style-name="P56"><text:span text:style-name="T57">Что такое и как задается<text:s/></text:span><text:span text:style-name="T58">grid</text:span><text:span text:style-name="T59"><text:s/></text:span><text:span text:style-name="T60">area</text:span><text:span text:style-name="T61">?</text:span></text:p>
        </text:list-item>
      </text:list>
      <text:p text:style-name="P62"/>
      <text:p text:style-name="Абзацсписка"><text:span text:style-name="T63">Grid</text:span><text:span text:style-name="T64">-</text:span><text:span text:style-name="T65">area</text:span><text:span text:style-name="T66"><text:s/>это пространство внутри грид-контейнера в котором может располагаться<text:s/></text:span><text:span text:style-name="T67">грид-элемент, (один или несколько) который содержит<text:s/></text:span><text:span text:style-name="T68">одн</text:span><text:span text:style-name="T69">у</text:span><text:span text:style-name="T70"><text:s/>или несколько<text:s/></text:span><text:span text:style-name="T71">грид-</text:span><text:span text:style-name="T72">ячеек</text:span></text:p>
      <text:list text:style-name="LFO2" text:continue-numbering="true">
        <text:list-item>
          <text:p text:style-name="P73"><text:span text:style-name="T74">Приведите пример использования<text:s/></text:span><text:span text:style-name="T75">grid-template-areas</text:span><text:span text:style-name="T76"><text:s/>(не копированием из этого урока 😉)</text:span></text:p>
        </text:list-item>
      </text:list>
      <text:p text:style-name="P77"><text:span text:style-name="T78">&lt;!</text:span><text:span text:style-name="T79">DOCTYPE</text:span><text:span text:style-name="T80"> </text:span><text:span text:style-name="T81">html</text:span><text:span text:style-name="T82">&gt;</text:span></text:p>
      <text:p text:style-name="P83"><text:span text:style-name="T84">&lt;</text:span><text:span text:style-name="T85">html</text:span><text:span text:style-name="T86"> </text:span><text:span text:style-name="T87">lang</text:span><text:span text:style-name="T88">=</text:span><text:span text:style-name="T89">'ru'</text:span><text:span text:style-name="T90">&gt;</text:span></text:p>
      <text:p text:style-name="P91"/>
      <text:p text:style-name="P92"><text:span text:style-name="T93">&lt;</text:span><text:span text:style-name="T94">head</text:span><text:span text:style-name="T95">&gt;</text:span></text:p>
      <text:p text:style-name="P96"><text:span text:style-name="T97">  </text:span><text:span text:style-name="T98">&lt;</text:span><text:span text:style-name="T99">title</text:span><text:span text:style-name="T100">&gt;</text:span><text:span text:style-name="T101">Homework</text:span><text:span text:style-name="T102">&lt;/</text:span><text:span text:style-name="T103">title</text:span><text:span text:style-name="T104">&gt;</text:span></text:p>
      <text:p text:style-name="P105"><text:span text:style-name="T106">  </text:span><text:span text:style-name="T107">&lt;</text:span><text:span text:style-name="T108">meta</text:span><text:span text:style-name="T109"> </text:span><text:span text:style-name="T110">charset</text:span><text:span text:style-name="T111">=</text:span><text:span text:style-name="T112">'utf-8'</text:span><text:span text:style-name="T113">&gt;</text:span></text:p>
      <text:p text:style-name="P114"><text:span text:style-name="T115">  </text:span><text:span text:style-name="T116">&lt;</text:span><text:span text:style-name="T117">link</text:span><text:span text:style-name="T118"> </text:span><text:span text:style-name="T119">rel</text:span><text:span text:style-name="T120">=</text:span><text:span text:style-name="T121">'stylesheet'</text:span><text:span text:style-name="T122"> </text:span><text:span text:style-name="T123">href</text:span><text:span text:style-name="T124">=</text:span><text:span text:style-name="T125">'styles/styles.css'</text:span><text:span text:style-name="T126">&gt;</text:span></text:p>
      <text:p text:style-name="P127"><text:span text:style-name="T128">  </text:span><text:span text:style-name="T129">&lt;</text:span><text:span text:style-name="T130">link</text:span><text:span text:style-name="T131"> </text:span><text:span text:style-name="T132">rel</text:span><text:span text:style-name="T133">=</text:span><text:span text:style-name="T134">'stylesheet'</text:span><text:span text:style-name="T135"> </text:span><text:span text:style-name="T136">href</text:span><text:span text:style-name="T137">=</text:span><text:span text:style-name="T138">'styles/normalize.css'</text:span><text:span text:style-name="T139">&gt;</text:span></text:p>
      <text:p text:style-name="P140"><text:span text:style-name="T141">  </text:span><text:span text:style-name="T142">&lt;</text:span><text:span text:style-name="T143">style</text:span><text:span text:style-name="T144">&gt;</text:span></text:p>
      <text:p text:style-name="P145"><text:span text:style-name="T146">    </text:span><text:span text:style-name="T147">.content</text:span><text:span text:style-name="T148"> {</text:span></text:p>
      <text:p text:style-name="P149"><text:span text:style-name="T150">      </text:span><text:span text:style-name="T151">display</text:span><text:span text:style-name="T152">: </text:span><text:span text:style-name="T153">grid</text:span><text:span text:style-name="T154">;</text:span></text:p>
      <text:p text:style-name="P155"><text:span text:style-name="T156">      </text:span><text:span text:style-name="T157">grid-template-columns</text:span><text:span text:style-name="T158">: </text:span><text:span text:style-name="T159">repeat</text:span><text:span text:style-name="T160">(</text:span><text:span text:style-name="T161">4</text:span><text:span text:style-name="T162">, </text:span><text:span text:style-name="T163">1fr</text:span><text:span text:style-name="T164">);</text:span></text:p>
      <text:p text:style-name="P165"><text:span text:style-name="T166">      </text:span><text:span text:style-name="T167">grid-auto-rows</text:span><text:span text:style-name="T168">: </text:span><text:span text:style-name="T169">minmax</text:span><text:span text:style-name="T170">(</text:span><text:span text:style-name="T171">100px</text:span><text:span text:style-name="T172">, </text:span><text:span text:style-name="T173">auto</text:span><text:span text:style-name="T174">);</text:span></text:p>
      <text:p text:style-name="P175"><text:span text:style-name="T176">      </text:span><text:span text:style-name="T177">grid-template-areas</text:span><text:span text:style-name="T178">:</text:span></text:p>
      <text:p text:style-name="P179"><text:span text:style-name="T180">        </text:span><text:span text:style-name="T181">'head head head head'</text:span></text:p>
      <text:p text:style-name="P182"><text:span text:style-name="T183">        </text:span><text:span text:style-name="T184">'side article article article'</text:span></text:p>
      <text:p text:style-name="P185"><text:span text:style-name="T186">        </text:span><text:span text:style-name="T187">'foot foot foot foot'</text:span><text:span text:style-name="T188">;</text:span></text:p>
      <text:p text:style-name="P189">    }</text:p>
      <text:p text:style-name="P190"/>
      <text:p text:style-name="P191"><text:span text:style-name="T192">    </text:span><text:span text:style-name="T193">.header</text:span><text:span text:style-name="T194"> {</text:span></text:p>
      <text:p text:style-name="P195"><text:span text:style-name="T196">      </text:span><text:span text:style-name="T197">background-color</text:span><text:span text:style-name="T198">: </text:span><text:span text:style-name="T199">beige</text:span><text:span text:style-name="T200">;</text:span></text:p>
      <text:p text:style-name="P201"><text:span text:style-name="T202">      </text:span><text:span text:style-name="T203">grid-area</text:span><text:span text:style-name="T204">: head;</text:span></text:p>
      <text:p text:style-name="P205">    }</text:p>
      <text:p text:style-name="P206"/>
      <text:p text:style-name="P207"><text:span text:style-name="T208">    </text:span><text:span text:style-name="T209">.article</text:span><text:span text:style-name="T210"> {</text:span></text:p>
      <text:p text:style-name="P211"><text:span text:style-name="T212">      </text:span><text:span text:style-name="T213">background-color</text:span><text:span text:style-name="T214">: </text:span><text:span text:style-name="T215">rgb</text:span><text:span text:style-name="T216">(</text:span><text:span text:style-name="T217">67</text:span><text:span text:style-name="T218">, </text:span><text:span text:style-name="T219">148</text:span><text:span text:style-name="T220">, </text:span><text:span text:style-name="T221">148</text:span><text:span text:style-name="T222">);</text:span></text:p>
      <text:p text:style-name="P223"><text:span text:style-name="T224">      </text:span><text:span text:style-name="T225">grid-area</text:span><text:span text:style-name="T226">: article;</text:span></text:p>
      <text:p text:style-name="P227">    }</text:p>
      <text:p text:style-name="P228"/>
      <text:p text:style-name="P229"><text:span text:style-name="T230">    </text:span><text:span text:style-name="T231">.sidebar</text:span><text:span text:style-name="T232"> {</text:span></text:p>
      <text:p text:style-name="P233"><text:span text:style-name="T234">      </text:span><text:span text:style-name="T235">background-color</text:span><text:span text:style-name="T236">: </text:span><text:span text:style-name="T237">rgb</text:span><text:span text:style-name="T238">(</text:span><text:span text:style-name="T239">102</text:span><text:span text:style-name="T240">, </text:span><text:span text:style-name="T241">156</text:span><text:span text:style-name="T242">, </text:span><text:span text:style-name="T243">156</text:span><text:span text:style-name="T244">);</text:span></text:p>
      <text:p text:style-name="P245"><text:span text:style-name="T246">      </text:span><text:span text:style-name="T247">grid-area</text:span><text:span text:style-name="T248">: side;</text:span></text:p>
      <text:p text:style-name="P249">    }</text:p>
      <text:p text:style-name="P250"/>
      <text:p text:style-name="P251"><text:span text:style-name="T252">    </text:span><text:span text:style-name="T253">.footer</text:span><text:span text:style-name="T254"> {</text:span></text:p>
      <text:p text:style-name="P255"><text:span text:style-name="T256">      </text:span><text:span text:style-name="T257">background-color</text:span><text:span text:style-name="T258">: </text:span><text:span text:style-name="T259">rgb</text:span><text:span text:style-name="T260">(</text:span><text:span text:style-name="T261">35</text:span><text:span text:style-name="T262">, </text:span><text:span text:style-name="T263">243</text:span><text:span text:style-name="T264">, </text:span><text:span text:style-name="T265">243</text:span><text:span text:style-name="T266">);</text:span></text:p>
      <text:p text:style-name="P267"><text:span text:style-name="T268">      </text:span><text:span text:style-name="T269">grid-area</text:span><text:span text:style-name="T270">: foot;</text:span></text:p>
      <text:p text:style-name="P271">    }</text:p>
      <text:p text:style-name="P272"><text:span text:style-name="T273">  </text:span><text:span text:style-name="T274">&lt;/</text:span><text:span text:style-name="T275">style</text:span><text:span text:style-name="T276">&gt;</text:span></text:p>
      <text:p text:style-name="P277"><text:span text:style-name="T278">&lt;/</text:span><text:span text:style-name="T279">head</text:span><text:span text:style-name="T280">&gt;</text:span></text:p>
      <text:p text:style-name="P281"/>
      <text:p text:style-name="P282"><text:span text:style-name="T283">&lt;</text:span><text:span text:style-name="T284">body</text:span><text:span text:style-name="T285">&gt;</text:span></text:p>
      <text:p text:style-name="P286"><text:span text:style-name="T287">  </text:span><text:span text:style-name="T288">&lt;</text:span><text:span text:style-name="T289">div</text:span><text:span text:style-name="T290"> </text:span><text:span text:style-name="T291">class</text:span><text:span text:style-name="T292">=</text:span><text:span text:style-name="T293">'content'</text:span><text:span text:style-name="T294">&gt;</text:span></text:p>
      <text:p text:style-name="P295"><text:span text:style-name="T296">    </text:span><text:span text:style-name="T297">&lt;</text:span><text:span text:style-name="T298">header</text:span><text:span text:style-name="T299"> </text:span><text:span text:style-name="T300">class</text:span><text:span text:style-name="T301">=</text:span><text:span text:style-name="T302">'header'</text:span><text:span text:style-name="T303">&gt;</text:span><text:span text:style-name="T304">Шапка</text:span><text:span text:style-name="T305"> </text:span><text:span text:style-name="T306">страницы</text:span><text:span text:style-name="T307">&lt;/</text:span><text:span text:style-name="T308">header</text:span><text:span text:style-name="T309">&gt;</text:span></text:p>
      <text:p text:style-name="P310"><text:span text:style-name="T311">    </text:span><text:span text:style-name="T312">&lt;</text:span><text:span text:style-name="T313">article</text:span><text:span text:style-name="T314"> </text:span><text:span text:style-name="T315">class</text:span><text:span text:style-name="T316">=</text:span><text:span text:style-name="T317">'article'</text:span><text:span text:style-name="T318">&gt;</text:span><text:span text:style-name="T319">Основная</text:span><text:span text:style-name="T320"> </text:span><text:span text:style-name="T321">часть</text:span><text:span text:style-name="T322">&lt;/</text:span><text:span text:style-name="T323">article</text:span><text:span text:style-name="T324">&gt;</text:span></text:p>
      <text:p text:style-name="P325"><text:span text:style-name="T326">    </text:span><text:span text:style-name="T327">&lt;</text:span><text:span text:style-name="T328">aside</text:span><text:span text:style-name="T329"> </text:span><text:span text:style-name="T330">class</text:span><text:span text:style-name="T331">=</text:span><text:span text:style-name="T332">'sidebar'</text:span><text:span text:style-name="T333">&gt;</text:span><text:span text:style-name="T334">Боковая</text:span><text:span text:style-name="T335"> </text:span><text:span text:style-name="T336">часть</text:span><text:span text:style-name="T337">&lt;/</text:span><text:span text:style-name="T338">aside</text:span><text:span text:style-name="T339">&gt;</text:span></text:p>
      <text:p text:style-name="P340"><text:span text:style-name="T341">    </text:span><text:span text:style-name="T342">&lt;</text:span><text:span text:style-name="T343">footer</text:span><text:span text:style-name="T344"> </text:span><text:span text:style-name="T345">class</text:span><text:span text:style-name="T346">=</text:span><text:span text:style-name="T347">'footer'</text:span><text:span text:style-name="T348">&gt;</text:span><text:span text:style-name="T349">Секция</text:span><text:span text:style-name="T350"> </text:span><text:span text:style-name="T351">футера</text:span><text:span text:style-name="T352">&lt;/</text:span><text:span text:style-name="T353">footer</text:span><text:span text:style-name="T354">&gt;</text:span></text:p>
      <text:p text:style-name="P355"><text:span text:style-name="T356">  </text:span><text:span text:style-name="T357">&lt;/</text:span><text:span text:style-name="T358">div</text:span><text:span text:style-name="T359">&gt;</text:span></text:p>
      <text:p text:style-name="P360"><text:span text:style-name="T361">&lt;/</text:span><text:span text:style-name="T362">body</text:span><text:span text:style-name="T363">&gt;</text:span></text:p>
      <text:p text:style-name="P364"/>
      <text:list text:style-name="LFO2" text:continue-numbering="true">
        <text:list-item>
          <text:p text:style-name="P365">Каким свойством можно задать такое поведение элементов?</text:p>
        </text:list-item>
      </text:list>
      <text:p text:style-name="Абзацсписка"><text:span text:style-name="T366">Свойством<text:s/></text:span><text:span text:style-name="T367">auto-fill</text:span></text:p>
      <text:list text:style-name="LFO2" text:continue-numbering="true">
        <text:list-item>
          <text:p text:style-name="P368"><text:span text:style-name="T369">Самостоятельно разберитесь, как работают именованные линии? Есть ли какие-то р</text:span><text:span text:style-name="T370">е</text:span><text:span text:style-name="T371">комендованные правила наименований? Если да, то какие?</text:span></text:p>
        </text:list-item>
      </text:list>
      <text:p text:style-name="Абзацсписка"><text:span text:style-name="T372">Есть:</text:span><text:span text:style-name="T373"><text:line-break/>Имя может быть любым кроме<text:s/></text:span><text:span text:style-name="T374">span</text:span><text:span text:style-name="T375"><text:line-break/>Имя<text:s/></text:span><text:span text:style-name="T376">указывается<text:s/></text:span><text:span text:style-name="T377">внутри квадратных скобок</text:span><text:span text:style-name="T378"><text:line-break/>Правильнее указывать через суффикс после имени указатель –</text:span><text:span text:style-name="T379">end</text:span><text:span text:style-name="T380"><text:s/></text:span><text:span text:style-name="T381">или<text:s/></text:span><text:span text:style-name="T382">–</text:span><text:span text:style-name="T383">start</text:span><text:span text:style-name="T384"><text:line-break/></text:span><text:span text:style-name="T385">Линии могут иметь несколько имен</text:span></text:p>
      <text:list text:style-name="LFO2" text:continue-numbering="true">
        <text:list-item>
          <text:p text:style-name="P386">Как проще всего задать 12 одинаковых по ширине колонок?</text:p>
        </text:list-item>
      </text:list>
      <text:p text:style-name="P387">grid-template-columns: repeat(12, 1fr);</text:p>
      <text:p text:style-name="P388"/>
      <text:p text:style-name="Standard"><text:span text:style-name="T389"><text:s text:c="5"/></text:span><text:span text:style-name="T390"><text:s text:c="80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umberingSymbols" style:display-name="Numbering Symbols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7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Olesya</meta:initial-creator>
    <dc:creator>Olesya</dc:creator>
    <meta:creation-date>2021-06-03T13:51:00Z</meta:creation-date>
    <dc:date>2021-07-02T13:41:00Z</dc:date>
    <meta:template xlink:href="Normal.dotm" xlink:type="simple"/>
    <meta:editing-cycles>3</meta:editing-cycles>
    <meta:editing-duration>PT23520S</meta:editing-duration>
    <meta:document-statistic meta:page-count="1" meta:paragraph-count="6" meta:word-count="454" meta:character-count="3039" meta:row-count="21" meta:non-whitespace-character-count="2591"/>
  </office:meta>
</office:document-meta>
</file>